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0pt" fo:font-style="italic" officeooo:rsid="0001af2c" officeooo:paragraph-rsid="0001af2c" style:font-size-asian="17.5pt" style:font-style-asian="italic" style:font-size-complex="20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fo:font-style="normal" officeooo:rsid="0001af2c" officeooo:paragraph-rsid="0001af2c" style:font-size-asian="16pt" style:font-style-asian="normal" style:font-size-complex="16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Calibri" fo:font-size="24pt" fo:font-style="italic" officeooo:rsid="0001af2c" officeooo:paragraph-rsid="0001af2c" style:font-size-asian="24pt" style:font-style-asian="italic" style:font-size-complex="24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6pt" fo:font-style="normal" officeooo:rsid="0002ed6d" officeooo:paragraph-rsid="0002ed6d" style:font-size-asian="16pt" style:font-style-asian="normal" style:font-size-complex="16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Calibri" fo:font-size="24pt" fo:font-style="italic" officeooo:rsid="0001af2c" officeooo:paragraph-rsid="0001af2c" style:font-size-asian="24pt" style:font-style-asian="italic" style:font-size-complex="24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Calibri" fo:font-size="20pt" fo:font-style="italic" officeooo:rsid="0004955e" officeooo:paragraph-rsid="0004955e" style:font-size-asian="17.5pt" style:font-style-asian="italic" style:font-size-complex="20pt" style:font-style-complex="italic"/>
    </style:style>
    <style:style style:name="T1" style:family="text">
      <style:text-properties officeooo:rsid="0002ed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4">Università degli Studi di Torino</text:p>
      <text:p text:style-name="P4">Corso di Laurea Triennale in Informatica</text:p>
      <text:p text:style-name="P4"/>
      <text:p text:style-name="P4"/>
      <text:p text:style-name="P4">Corso <text:span text:style-name="T1">Sviluppo delle Applicazioni Software</text:span> (9 CFU)</text:p>
      <text:p text:style-name="P4">Anno accademico 2019-2020</text:p>
      <text:p text:style-name="P4"/>
      <text:p text:style-name="P4">Progett<text:span text:style-name="T1">azione</text:span> di Laboratorio</text:p>
      <text:p text:style-name="P7">Gestire gli Eventi</text:p>
      <text:p text:style-name="P2"/>
      <text:p text:style-name="P2"/>
      <text:p text:style-name="P2"/>
      <text:p text:style-name="P3">Ferrero Dario <text:s/>(m. 855804)</text:p>
      <text:p text:style-name="P5">Avella Gabriele <text:s/>(m. 835828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7-20T17:45:15.820000000</dc:date>
    <meta:editing-duration>PT9M14S</meta:editing-duration>
    <meta:editing-cycles>5</meta:editing-cycles>
    <meta:print-date>2020-07-20T17:44:43.211000000</meta:print-date>
    <meta:document-statistic meta:table-count="0" meta:image-count="0" meta:object-count="0" meta:page-count="1" meta:paragraph-count="8" meta:word-count="35" meta:character-count="247" meta:non-whitespace-character-count="218"/>
  </office:meta>
</office:document-meta>
</file>